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9F273F1DE137C023.png" manifest:media-type="image/png"/>
  <manifest:file-entry manifest:full-path="Pictures/10000001000002000000020027CDB27E4A41019E.png" manifest:media-type="image/png"/>
  <manifest:file-entry manifest:full-path="Pictures/100000010000039E000002E37F9263D7BF499211.png" manifest:media-type="image/png"/>
  <manifest:file-entry manifest:full-path="Pictures/10000001000002000000020093878150AAFBA9F5.png" manifest:media-type="image/png"/>
  <manifest:file-entry manifest:full-path="Pictures/100000010000033000000264E1CDC3C4B7EB2929.png" manifest:media-type="image/png"/>
  <manifest:file-entry manifest:full-path="Pictures/1000DC810000A57800007C20AABC768B7E7ACB30.svg" manifest:media-type="image/svg+xml"/>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IBM Plex Sans Devanagari" svg:font-family="'IBM Plex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color="#000000" draw:marker-end="Estremità_20_linea_20_1" draw:marker-end-width="0.3cm" draw:fill="solid" draw:fill-color="#000000" draw:textarea-vertical-align="middle"/>
    </style:style>
    <style:style style:name="gr3" style:family="graphic" style:parent-style-name="objectwithoutfill">
      <style:graphic-properties svg:stroke-color="#000000" draw:marker-end="Estremità_20_linea_20_2" draw:marker-end-width="0.3cm" draw:fill="solid" draw:textarea-vertical-align="middle"/>
    </style:style>
    <style:style style:name="gr4" style:family="graphic" style:parent-style-name="Oggetto_20_senza_20_riempimento_20_e_20_linee">
      <style:graphic-properties svg:stroke-color="#0000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000000" draw:marker-end="Estremità_20_linea_20_3" draw:marker-end-width="0.3cm" draw:fill="solid" draw:textarea-vertical-align="middle"/>
    </style:style>
    <style:style style:name="gr6" style:family="graphic">
      <style:graphic-properties style:protect="size"/>
    </style:style>
    <style:style style:name="pr1" style:family="presentation" style:parent-style-name="Image-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style:paragraph-properties fo:text-align="center"/>
    </style:style>
    <style:style style:name="P4" style:family="paragraph">
      <style:paragraph-properties fo:text-align="center"/>
      <style:text-properties fo:color="#c9211e" loext:opacity="100%" loext:color-lum-mod="100%" loext:color-lum-off="0%"/>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age">
        <office:forms form:automatic-focus="false" form:apply-design-mode="false"/>
        <draw:frame draw:style-name="gr1" draw:text-style-name="P1" draw:layer="layout" svg:width="19.733cm" svg:height="15.749cm" svg:x="4.165cm" svg:y="0.015cm">
          <draw:image xlink:href="Pictures/100000010000039E000002E37F9263D7BF499211.png" xlink:type="simple" xlink:show="embed" xlink:actuate="onLoad" draw:mime-type="image/png">
            <text:p/>
          </draw:image>
        </draw:frame>
        <draw:connector draw:style-name="gr2" draw:text-style-name="P2" draw:layer="layout" draw:type="curve" draw:line-skew="-1.063cm" svg:x1="10.272cm" svg:y1="1.5cm" svg:x2="11.902cm" svg:y2="2.327cm" svg:d="M10272 1500c-372 0-1187 827 1630 827" svg:viewBox="0 0 2033 828">
          <text:p/>
        </draw:connector>
        <draw:frame draw:style-name="gr1" draw:text-style-name="P1" draw:layer="layout" svg:width="0.669cm" svg:height="0.669cm" svg:x="9cm" svg:y="1.331cm">
          <draw:image xlink:href="Pictures/10000001000002000000020027CDB27E4A41019E.png" xlink:type="simple" xlink:show="embed" xlink:actuate="onLoad" draw:mime-type="image/png">
            <text:p/>
          </draw:image>
        </draw:frame>
        <draw:connector draw:style-name="gr3" draw:text-style-name="P3" draw:layer="layout" draw:type="curve" draw:line-skew="1.586cm" svg:x1="12cm" svg:y1="2.327cm" svg:x2="10.048cm" svg:y2="5.77cm" svg:d="M12000 2327c0 4962-1952 3241-1952 3443" svg:viewBox="0 0 1953 3575">
          <text:p/>
        </draw:connector>
        <draw:frame draw:style-name="gr4" draw:text-style-name="P4" draw:layer="layout" svg:width="0.772cm" svg:height="0.772cm" svg:x="11cm" svg:y="4cm">
          <draw:image xlink:href="Pictures/10000001000002000000020093878150AAFBA9F5.png" xlink:type="simple" xlink:show="embed" xlink:actuate="onLoad" draw:mime-type="image/png">
            <text:p/>
          </draw:image>
        </draw:frame>
        <draw:connector draw:style-name="gr5" draw:text-style-name="P3" draw:layer="layout" draw:type="curve" draw:line-skew="3.376cm" svg:x1="10.048cm" svg:y1="5.901cm" svg:x2="14.194cm" svg:y2="13.347cm" svg:d="M10048 5901c0 10648 4146 6926 4146 7446" svg:viewBox="0 0 4147 7671">
          <text:p/>
        </draw:connector>
        <draw:frame draw:style-name="gr1" draw:text-style-name="P1" draw:layer="layout" svg:width="0.841cm" svg:height="0.841cm" svg:x="9.5cm" svg:y="11.659cm">
          <draw:image xlink:href="Pictures/1000000100000200000002009F273F1DE137C023.png" xlink:type="simple" xlink:show="embed" xlink:actuate="onLoad" draw:mime-type="image/png">
            <text:p/>
          </draw:image>
        </draw:frame>
        <presentation:notes draw:style-name="dp2">
          <office:forms form:automatic-focus="false" form:apply-design-mode="false"/>
          <draw:page-thumbnail draw:style-name="gr6" draw:layer="layout" svg:width="0.001cm" svg:height="0.001cm" svg:x="0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IBM Plex Sans Devanagari" svg:font-family="'IBM Plex Sans Devanagari'"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E1CDC3C4B7EB2929.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7-07T10:18:24.028894735</meta:creation-date>
    <meta:editing-duration>PT14M28S</meta:editing-duration>
    <meta:editing-cycles>2</meta:editing-cycles>
    <dc:date>2023-07-07T10:32:51.874362719</dc:date>
    <meta:document-statistic meta:object-count="254"/>
  </office:meta>
</office:document-meta>
</file>